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7dae" officeooo:paragraph-rsid="00177dae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âteau d’anniversair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01:24.898065900</meta:creation-date>
    <dc:date>2025-05-29T10:01:39.36348540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  <meta:generator>LibreOffice/25.2.2.2$Windows_X86_64 LibreOffice_project/7370d4be9e3cf6031a51beef54ff3bda878e3fac</meta:generator>
  </office:meta>
</office:document-meta>
</file>